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06c7e" officeooo:paragraph-rsid="00006c7e"/>
    </style:style>
    <style:style style:name="P2" style:family="paragraph" style:parent-style-name="Table_20_Contents">
      <style:text-properties officeooo:rsid="0001b4b7" officeooo:paragraph-rsid="0001b4b7"/>
    </style:style>
    <style:style style:name="P3" style:family="paragraph" style:parent-style-name="Table_20_Contents">
      <style:text-properties officeooo:rsid="00022eb5" officeooo:paragraph-rsid="00022eb5"/>
    </style:style>
    <style:style style:name="P4" style:family="paragraph" style:parent-style-name="Standard">
      <style:text-properties officeooo:rsid="00006c7e" officeooo:paragraph-rsid="00006c7e"/>
    </style:style>
    <style:style style:name="P5" style:family="paragraph" style:parent-style-name="Standard">
      <style:text-properties officeooo:rsid="0001b4b7" officeooo:paragraph-rsid="0001b4b7"/>
    </style:style>
    <style:style style:name="P6" style:family="paragraph" style:parent-style-name="Standard">
      <style:text-properties officeooo:rsid="00022eb5" officeooo:paragraph-rsid="00022eb5"/>
    </style:style>
    <style:style style:name="P7" style:family="paragraph" style:parent-style-name="Standard">
      <style:text-properties officeooo:rsid="000420cc" officeooo:paragraph-rsid="000420cc"/>
    </style:style>
    <style:style style:name="P8" style:family="paragraph" style:parent-style-name="Standard">
      <style:text-properties officeooo:rsid="000ab698" officeooo:paragraph-rsid="000ab698"/>
    </style:style>
    <style:style style:name="P9" style:family="paragraph" style:parent-style-name="Table_20_Contents">
      <style:text-properties officeooo:rsid="0006062a" officeooo:paragraph-rsid="0006062a"/>
    </style:style>
    <style:style style:name="P10" style:family="paragraph" style:parent-style-name="Table_20_Contents">
      <style:text-properties officeooo:rsid="000ab698" officeooo:paragraph-rsid="000ab698"/>
    </style:style>
    <style:style style:name="T1" style:family="text">
      <style:text-properties officeooo:rsid="0006062a"/>
    </style:style>
    <style:style style:name="T2" style:family="text">
      <style:text-properties officeooo:rsid="0007f6df"/>
    </style:style>
    <style:style style:name="T3" style:family="text">
      <style:text-properties officeooo:rsid="00097429"/>
    </style:style>
    <style:style style:name="T4" style:family="text">
      <style:text-properties officeooo:rsid="000ab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mbio de manos de calle</text:p>
      <text:p text:style-name="P4">Lote de Pruebas</text:p>
      <text:p text:style-name="P4"/>
      <text:p text:style-name="P4">00_CasoEjemplo</text:p>
      <text:p text:style-name="P4">Se presenta un caso estándar en el cual se pretende averiguar si el algoritmo puede solucionar el problema dado</text:p>
      <table:table table:name="Table1" table:style-name="Table1">
        <table:table-column table:style-name="Table1.A"/>
        <table:table-column table:style-name="Table1.B"/>
        <table:table-row>
          <table:table-cell table:style-name="Table1.A1" office:value-type="string">
            <text:p text:style-name="P1">IN</text:p>
          </table:table-cell>
          <table:table-cell table:style-name="Table1.B1" office:value-type="string">
            <text:p text:style-name="P1">OUT</text:p>
          </table:table-cell>
        </table:table-row>
        <table:table-row>
          <table:table-cell table:style-name="Table1.A2" office:value-type="string">
            <text:p text:style-name="P1">8 2 7</text:p>
            <text:p text:style-name="P1">5</text:p>
            <text:p text:style-name="P1">2 4 4</text:p>
            <text:p text:style-name="P1">2 1 5</text:p>
            <text:p text:style-name="P1">2 3 2</text:p>
            <text:p text:style-name="P1">3 1 3</text:p>
            <text:p text:style-name="P1">4 1 4</text:p>
            <text:p text:style-name="P1">7 5 3</text:p>
            <text:p text:style-name="P1">1 5 3</text:p>
            <text:p text:style-name="P1">1 6 7</text:p>
            <text:p text:style-name="P1">8 4 2</text:p>
            <text:p text:style-name="P1">6 8 1</text:p>
            <text:p text:style-name="P1">8 7 6</text:p>
            <text:p text:style-name="P1">6 7 8</text:p>
            <text:p text:style-name="P1">5 3 2</text:p>
          </table:table-cell>
          <table:table-cell table:style-name="Table1.B2" office:value-type="string">
            <text:p text:style-name="P1">7</text:p>
            <text:p text:style-name="P1">6 13</text:p>
          </table:table-cell>
        </table:table-row>
      </table:table>
      <text:p text:style-name="P4"/>
      <text:p text:style-name="P4">01_CasoSinCambio</text:p>
      <text:p text:style-name="P4">Se presenta un caso en el cual no hace falta cambiar de mano ninguna calle, ya que por la disposicion de la misma se encuentra el camino más corto</text:p>
      <table:table table:name="Table2" table:style-name="Table2">
        <table:table-column table:style-name="Table2.A"/>
        <table:table-column table:style-name="Table2.B"/>
        <table:table-row>
          <table:table-cell table:style-name="Table2.A1" office:value-type="string">
            <text:p text:style-name="P1">IN</text:p>
          </table:table-cell>
          <table:table-cell table:style-name="Table2.B1" office:value-type="string">
            <text:p text:style-name="P1">OUT</text:p>
          </table:table-cell>
        </table:table-row>
        <table:table-row>
          <table:table-cell table:style-name="Table2.A2" office:value-type="string">
            <text:p text:style-name="P1">5 1 5</text:p>
            <text:p text:style-name="P1">6 </text:p>
            <text:p text:style-name="P1">1 2 2</text:p>
            <text:p text:style-name="P1">1 3 1</text:p>
            <text:p text:style-name="P1">3 2 4</text:p>
            <text:p text:style-name="P1">4 3 3</text:p>
            <text:p text:style-name="P1">2 4 7</text:p>
            <text:p text:style-name="P1">2 5 1</text:p>
          </table:table-cell>
          <table:table-cell table:style-name="Table2.B2" office:value-type="string">
            <text:p text:style-name="P1">3</text:p>
            <text:p text:style-name="P1">0 (Ninguna)</text:p>
          </table:table-cell>
        </table:table-row>
      </table:table>
      <text:p text:style-name="P4"/>
      <text:p text:style-name="P4">02_CambioQuedaIgual</text:p>
      <text:p text:style-name="P4">Se presenta un caso en el que cambiando de mano ciertas calles la distancia es igual a la distancia dejando las calles como están, p<text:span text:style-name="T1">ero decide realizar el cambio para ir por la menor cantidad de esquinas</text:span></text:p>
      <table:table table:name="Table3" table:style-name="Table3">
        <table:table-column table:style-name="Table3.A"/>
        <table:table-column table:style-name="Table3.B"/>
        <table:table-row>
          <table:table-cell table:style-name="Table3.A1" office:value-type="string">
            <text:p text:style-name="P1">IN</text:p>
          </table:table-cell>
          <table:table-cell table:style-name="Table3.B1" office:value-type="string">
            <text:p text:style-name="P1">OUT</text:p>
          </table:table-cell>
        </table:table-row>
        <table:table-row>
          <table:table-cell table:style-name="Table3.A2" office:value-type="string">
            <text:p text:style-name="P1">6 2 4</text:p>
            <text:p text:style-name="P1">6</text:p>
            <text:p text:style-name="P1">1 3 1</text:p>
            <text:p text:style-name="P1">3 2 2</text:p>
            <text:p text:style-name="P1">3 4 3</text:p>
            <text:p text:style-name="P1">2 6 1</text:p>
            <text:p text:style-name="P1">6 5 2</text:p>
            <text:p text:style-name="P1">5 4 2</text:p>
          </table:table-cell>
          <table:table-cell table:style-name="Table3.B2" office:value-type="string">
            <text:p text:style-name="P1">5</text:p>
            <text:p text:style-name="P9">2</text:p>
          </table:table-cell>
        </table:table-row>
      </table:table>
      <text:p text:style-name="P4"/>
      <text:p text:style-name="P5"><text:soft-page-break/></text:p>
      <text:p text:style-name="P5">03_UnSoloCambio</text:p>
      <text:p text:style-name="P5">Se presenta un caso donde solo hace falta realizar un único cambio ya que el destino se encuentra conexo al origen pero en mano contraria</text:p>
      <table:table table:name="Table4" table:style-name="Table4">
        <table:table-column table:style-name="Table4.A"/>
        <table:table-column table:style-name="Table4.B"/>
        <table:table-row>
          <table:table-cell table:style-name="Table4.A1" office:value-type="string">
            <text:p text:style-name="P2">IN</text:p>
          </table:table-cell>
          <table:table-cell table:style-name="Table4.B1" office:value-type="string">
            <text:p text:style-name="P2">OUT</text:p>
          </table:table-cell>
        </table:table-row>
        <table:table-row>
          <table:table-cell table:style-name="Table4.A2" office:value-type="string">
            <text:p text:style-name="P2">5 1 2</text:p>
            <text:p text:style-name="P2">5</text:p>
            <text:p text:style-name="P2">1 4 1</text:p>
            <text:p text:style-name="P2">4 5 3</text:p>
            <text:p text:style-name="P2">5 <text:span text:style-name="T2">3</text:span> 2</text:p>
            <text:p text:style-name="P2"><text:span text:style-name="T2">3</text:span> 2 1</text:p>
            <text:p text:style-name="P2">2 1 4</text:p>
          </table:table-cell>
          <table:table-cell table:style-name="Table4.B2" office:value-type="string">
            <text:p text:style-name="P2">4</text:p>
            <text:p text:style-name="P2">5</text:p>
          </table:table-cell>
        </table:table-row>
      </table:table>
      <text:p text:style-name="P5"/>
      <text:p text:style-name="P5">04_CambiarCasiTodas</text:p>
      <text:p text:style-name="P5">Se presenta un caso donde un camino me lleva a destino y el resto de las otras calles son contramano pero encuentro una distancia menor por lo que debo cambiarle la mano a todas.</text:p>
      <table:table table:name="Table5" table:style-name="Table5">
        <table:table-column table:style-name="Table5.A"/>
        <table:table-column table:style-name="Table5.B"/>
        <table:table-row>
          <table:table-cell table:style-name="Table5.A1" office:value-type="string">
            <text:p text:style-name="P2">IN</text:p>
          </table:table-cell>
          <table:table-cell table:style-name="Table5.B1" office:value-type="string">
            <text:p text:style-name="P2">OUT</text:p>
          </table:table-cell>
        </table:table-row>
        <table:table-row>
          <table:table-cell table:style-name="Table5.A2" office:value-type="string">
            <text:p text:style-name="P2">6 1 6</text:p>
            <text:p text:style-name="P2">6</text:p>
            <text:p text:style-name="P2">1 6 12</text:p>
            <text:p text:style-name="P2">6 5 2</text:p>
            <text:p text:style-name="P2">5 4 1</text:p>
            <text:p text:style-name="P2">4 3 3</text:p>
            <text:p text:style-name="P2">3 2 3</text:p>
            <text:p text:style-name="P2">2 1 1</text:p>
          </table:table-cell>
          <table:table-cell table:style-name="Table5.B2" office:value-type="string">
            <text:p text:style-name="P2">10</text:p>
            <text:p text:style-name="P2">2 3 4 5 6</text:p>
          </table:table-cell>
        </table:table-row>
      </table:table>
      <text:p text:style-name="P5"/>
      <text:p text:style-name="P6">05_CambiaTodas</text:p>
      <text:p text:style-name="P6">Se presenta un caso donde el origen no tiene una mano para poder salir y además todo el camino hasta su destino es contramano por lo cual es necesario que se cambie de mano todas las calles</text:p>
      <table:table table:name="Table6" table:style-name="Table6">
        <table:table-column table:style-name="Table6.A"/>
        <table:table-column table:style-name="Table6.B"/>
        <table:table-row>
          <table:table-cell table:style-name="Table6.A1" office:value-type="string">
            <text:p text:style-name="P3">IN</text:p>
          </table:table-cell>
          <table:table-cell table:style-name="Table6.B1" office:value-type="string">
            <text:p text:style-name="P3">OUT</text:p>
          </table:table-cell>
        </table:table-row>
        <table:table-row>
          <table:table-cell table:style-name="Table6.A2" office:value-type="string">
            <text:p text:style-name="P3">4 1 4</text:p>
            <text:p text:style-name="P3">3</text:p>
            <text:p text:style-name="P3">4 3 1</text:p>
            <text:p text:style-name="P3">3 2 2</text:p>
            <text:p text:style-name="P3">2 1 2</text:p>
          </table:table-cell>
          <table:table-cell table:style-name="Table6.B2" office:value-type="string">
            <text:p text:style-name="P3">5</text:p>
            <text:p text:style-name="P3">1 2 3</text:p>
          </table:table-cell>
        </table:table-row>
      </table:table>
      <text:p text:style-name="P6"/>
      <text:p text:style-name="P6">06_VariosCambiosElegirOptimo</text:p>
      <text:p text:style-name="P6">Se presenta un caso donde para llegar al destino es necesario realizar cambios si o si pero se presentan dos formas de poder llegar con la misma distancia, se espera que el algoritmo pueda optar por elegir el camino donde menos cambios de mano se deba realizar</text:p>
      <table:table table:name="Table7" table:style-name="Table7">
        <table:table-column table:style-name="Table7.A"/>
        <table:table-column table:style-name="Table7.B"/>
        <table:table-row>
          <table:table-cell table:style-name="Table7.A1" office:value-type="string">
            <text:p text:style-name="P3">IN</text:p>
          </table:table-cell>
          <table:table-cell table:style-name="Table7.B1" office:value-type="string">
            <text:p text:style-name="P3">OUT</text:p>
          </table:table-cell>
        </table:table-row>
        <table:table-row>
          <table:table-cell table:style-name="Table7.A2" office:value-type="string">
            <text:p text:style-name="P3">6 1 4</text:p>
            <text:p text:style-name="P3">6</text:p>
            <text:p text:style-name="P3">1 2 2</text:p>
            <text:p text:style-name="P3">5 2 2 </text:p>
            <text:p text:style-name="P3">5 6 1</text:p>
            <text:p text:style-name="P3">3 1 3</text:p>
            <text:p text:style-name="P3">3 4 3</text:p>
            <text:p text:style-name="P3">6 4 1</text:p>
          </table:table-cell>
          <table:table-cell table:style-name="Table7.B2" office:value-type="string">
            <text:p text:style-name="P3">6</text:p>
            <text:p text:style-name="P3"><text:span text:style-name="T3">4</text:span> (Optimo) </text:p>
            <text:p text:style-name="P3"/>
            <text:p text:style-name="P3">6</text:p>
            <text:p text:style-name="P3">2 6</text:p>
          </table:table-cell>
        </table:table-row>
      </table:table>
      <text:p text:style-name="P6"><text:soft-page-break/></text:p>
      <text:p text:style-name="P7">07_<text:span text:style-name="T4">CaminoDirecto</text:span></text:p>
      <text:p text:style-name="P8">Se presenta un caso con solo dos esquinas y un único camino con la dirección adecuada</text:p>
      <table:table table:name="Table8" table:style-name="Table8">
        <table:table-column table:style-name="Table8.A" table:number-columns-repeated="2"/>
        <table:table-row>
          <table:table-cell table:style-name="Table8.A1" office:value-type="string">
            <text:p text:style-name="P10">IN</text:p>
          </table:table-cell>
          <table:table-cell table:style-name="Table8.B1" office:value-type="string">
            <text:p text:style-name="P10">OUT</text:p>
          </table:table-cell>
        </table:table-row>
        <table:table-row>
          <table:table-cell table:style-name="Table8.A2" office:value-type="string">
            <text:p text:style-name="P10">2 1 2</text:p>
            <text:p text:style-name="P10">1</text:p>
            <text:p text:style-name="P10">1 2 5</text:p>
          </table:table-cell>
          <table:table-cell table:style-name="Table8.B2" office:value-type="string">
            <text:p text:style-name="P10">5</text:p>
            <text:p text:style-name="P10">0 (Ninguna)</text:p>
          </table:table-cell>
        </table:table-row>
      </table:table>
      <text:p text:style-name="P8"/>
      <text:p text:style-name="P8">08_CaminoDirectoConCambio</text:p>
      <text:p text:style-name="P8">Se presenta un caso con solo dos esquinas y un único camino en contramano</text:p>
      <table:table table:name="Table9" table:style-name="Table9">
        <table:table-column table:style-name="Table9.A" table:number-columns-repeated="2"/>
        <table:table-row>
          <table:table-cell table:style-name="Table9.A1" office:value-type="string">
            <text:p text:style-name="P10">IN</text:p>
          </table:table-cell>
          <table:table-cell table:style-name="Table9.B1" office:value-type="string">
            <text:p text:style-name="P10">OUT</text:p>
          </table:table-cell>
        </table:table-row>
        <table:table-row>
          <table:table-cell table:style-name="Table9.A2" office:value-type="string">
            <text:p text:style-name="P10">2 1 2</text:p>
            <text:p text:style-name="P10">1</text:p>
            <text:p text:style-name="P10">2 1 5</text:p>
          </table:table-cell>
          <table:table-cell table:style-name="Table9.B2" office:value-type="string">
            <text:p text:style-name="P10">5</text:p>
            <text:p text:style-name="P10">1</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4:01:40.109542865</meta:creation-date>
    <dc:date>2017-06-15T16:25:29.463034089</dc:date>
    <meta:editing-duration>PT26M17S</meta:editing-duration>
    <meta:editing-cycles>7</meta:editing-cycles>
    <meta:generator>LibreOffice/4.2.8.2$Linux_x86 LibreOffice_project/420m0$Build-2</meta:generator>
    <meta:document-statistic meta:table-count="9" meta:image-count="0" meta:object-count="0" meta:page-count="3" meta:paragraph-count="123" meta:word-count="501" meta:character-count="1992" meta:non-whitespace-character-count="1611"/>
  </office:meta>
</office:document-meta>
</file>